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Liberation Mono" officeooo:paragraph-rsid="0057f1cb"/>
    </style:style>
    <style:style style:name="P6" style:family="paragraph" style:parent-style-name="Text_20_body">
      <style:paragraph-properties fo:text-align="justify" style:justify-single-word="false"/>
      <style:text-properties style:font-name="Liberation Mono" officeooo:rsid="004a8447" officeooo:paragraph-rsid="0057f1cb"/>
    </style:style>
    <style:style style:name="P7" style:family="paragraph" style:parent-style-name="Text_20_body">
      <style:paragraph-properties fo:text-align="justify" style:justify-single-word="false"/>
      <style:text-properties officeooo:rsid="003cafb9" officeooo:paragraph-rsid="003cafb9"/>
    </style:style>
    <style:style style:name="P8" style:family="paragraph" style:parent-style-name="Text_20_body">
      <style:paragraph-properties fo:text-align="justify" style:justify-single-word="false"/>
      <style:text-properties officeooo:rsid="003d7414" officeooo:paragraph-rsid="003d7414"/>
    </style:style>
    <style:style style:name="P9" style:family="paragraph" style:parent-style-name="Text_20_body">
      <style:paragraph-properties fo:text-align="justify" style:justify-single-word="false"/>
      <style:text-properties officeooo:rsid="0040378f" officeooo:paragraph-rsid="0040378f"/>
    </style:style>
    <style:style style:name="P10" style:family="paragraph" style:parent-style-name="Text_20_body">
      <style:paragraph-properties fo:text-align="justify" style:justify-single-word="false"/>
      <style:text-properties officeooo:rsid="0040378f" officeooo:paragraph-rsid="0057f1cb"/>
    </style:style>
    <style:style style:name="P11" style:family="paragraph" style:parent-style-name="Text_20_body">
      <style:paragraph-properties fo:text-align="justify" style:justify-single-word="false"/>
      <style:text-properties officeooo:rsid="0041754e" officeooo:paragraph-rsid="0041754e"/>
    </style:style>
    <style:style style:name="P12" style:family="paragraph" style:parent-style-name="Text_20_body">
      <style:paragraph-properties fo:text-align="justify" style:justify-single-word="false"/>
      <style:text-properties officeooo:rsid="0041ea25" officeooo:paragraph-rsid="0041ea25"/>
    </style:style>
    <style:style style:name="P13" style:family="paragraph" style:parent-style-name="Text_20_body">
      <style:text-properties officeooo:paragraph-rsid="0047986a"/>
    </style:style>
    <style:style style:name="P14" style:family="paragraph" style:parent-style-name="Text_20_body">
      <style:paragraph-properties fo:text-align="justify" style:justify-single-word="false"/>
      <style:text-properties officeooo:rsid="0047986a" officeooo:paragraph-rsid="0047986a"/>
    </style:style>
    <style:style style:name="P15" style:family="paragraph" style:parent-style-name="Text_20_body">
      <style:text-properties officeooo:rsid="0053de50" officeooo:paragraph-rsid="0053de50"/>
    </style:style>
    <style:style style:name="P16" style:family="paragraph" style:parent-style-name="Text_20_body">
      <style:paragraph-properties fo:text-align="justify" style:justify-single-word="false"/>
      <style:text-properties officeooo:rsid="004a8447" officeooo:paragraph-rsid="0057f1cb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text-align="justify" style:justify-single-word="false" fo:break-before="page"/>
      <style:text-properties style:font-name="Liberation Serif3" fo:font-size="18.2000007629395pt" fo:font-weight="bold" officeooo:rsid="00562acf" officeooo:paragraph-rsid="00562acf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0" style:family="paragraph" style:parent-style-name="Heading_20_3">
      <style:paragraph-properties fo:text-align="justify" style:justify-single-word="false"/>
      <style:text-properties style:font-name="Liberation Serif3" fo:font-size="14.1000003814697pt" fo:font-weight="bold" officeooo:rsid="0040378f" officeooo:paragraph-rsid="0057f1cb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P21" style:family="paragraph" style:parent-style-name="Heading_20_3">
      <style:paragraph-properties fo:text-align="justify" style:justify-single-word="false"/>
      <style:text-properties style:font-name="Liberation Serif3" fo:font-size="14.1000003814697pt" fo:font-weight="bold" officeooo:rsid="0040378f" officeooo:paragraph-rsid="0040378f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P22" style:family="paragraph" style:parent-style-name="Heading_20_3">
      <style:paragraph-properties fo:text-align="justify" style:justify-single-word="false"/>
      <style:text-properties officeooo:rsid="00562acf" officeooo:paragraph-rsid="00562acf"/>
    </style:style>
    <style:style style:name="P23" style:family="paragraph" style:parent-style-name="Heading_20_4">
      <style:paragraph-properties fo:text-align="justify" style:justify-single-word="false"/>
      <style:text-properties officeooo:paragraph-rsid="0057f1cb"/>
    </style:style>
    <style:style style:name="P24" style:family="paragraph" style:parent-style-name="Heading_20_4">
      <style:paragraph-properties fo:text-align="justify" style:justify-single-word="false"/>
    </style:style>
    <style:style style:name="P25" style:family="paragraph" style:parent-style-name="Standard" style:list-style-name="L1">
      <style:paragraph-properties fo:text-align="justify" style:justify-single-word="false"/>
    </style:style>
    <style:style style:name="P26" style:family="paragraph" style:parent-style-name="Standard" style:list-style-name="L2">
      <style:paragraph-properties fo:text-align="justify" style:justify-single-word="false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040378f"/>
    </style:style>
    <style:style style:name="P28" style:family="paragraph" style:parent-style-name="Text_20_body" style:list-style-name="L2">
      <style:paragraph-properties fo:text-align="justify" style:justify-single-word="false"/>
      <style:text-properties officeooo:rsid="0041ea25" officeooo:paragraph-rsid="0041ea25"/>
    </style:style>
    <style:style style:name="P29" style:family="paragraph">
      <loext:graphic-properties draw:fill="solid" draw:fill-color="#f8f8f8"/>
      <style:paragraph-properties style:writing-mode="lr-tb"/>
      <style:text-properties style:font-name="Liberation Mono" fo:font-size="9pt" style:font-size-asian="9pt" style:font-size-complex="9pt"/>
    </style:style>
    <style:style style:name="T1" style:family="text">
      <style:text-properties officeooo:rsid="005597db"/>
    </style:style>
    <style:style style:name="T2" style:family="text">
      <style:text-properties officeooo:rsid="003bf31b"/>
    </style:style>
    <style:style style:name="T3" style:family="text">
      <style:text-properties officeooo:rsid="0042ee04"/>
    </style:style>
    <style:style style:name="T4" style:family="text">
      <style:text-properties officeooo:rsid="0047986a"/>
    </style:style>
    <style:style style:name="T5" style:family="text">
      <style:text-properties officeooo:rsid="0049083a"/>
    </style:style>
    <style:style style:name="T6" style:family="text">
      <style:text-properties officeooo:rsid="004b355a"/>
    </style:style>
    <style:style style:name="T7" style:family="text">
      <style:text-properties officeooo:rsid="004cbe92"/>
    </style:style>
    <style:style style:name="T8" style:family="text">
      <style:text-properties officeooo:rsid="00506b8c"/>
    </style:style>
    <style:style style:name="T9" style:family="text">
      <style:text-properties officeooo:rsid="0050967b"/>
    </style:style>
    <style:style style:name="T10" style:family="text">
      <style:text-properties officeooo:rsid="0053de50"/>
    </style:style>
    <style:style style:name="T11" style:family="text">
      <style:text-properties officeooo:rsid="0040378f"/>
    </style:style>
    <style:style style:name="T12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13" style:family="text">
      <style:text-properties fo:color="#008000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14" style:family="text">
      <style:text-properties fo:color="#0000ff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15" style:family="text">
      <style:text-properties fo:color="#3d7b7b" loext:opacity="100%" style:font-name="Liberation Mono" fo:font-size="9pt" fo:language="zxx" fo:country="none" fo:font-style="italic" style:text-underline-style="none" fo:font-weight="normal" style:font-size-asian="9pt" style:font-size-complex="9pt"/>
    </style:style>
    <style:style style:name="T16" style:family="text">
      <style:text-properties fo:color="#666666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17" style:family="text">
      <style:text-properties fo:color="#aa22ff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18" style:family="text">
      <style:text-properties fo:color="#ba2121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82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8.27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5.7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2.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2"><text:a xlink:type="simple" xlink:href="#__RefHeading___Toc233_1919553838" text:style-name="Index_20_Link" text:visited-style-name="Index_20_Link">Verwendung<text:tab/>2</text:a></text:p>
          <text:p text:style-name="P3"><text:a xlink:type="simple" xlink:href="#__RefHeading___Toc743_772423547" text:style-name="Index_20_Link" text:visited-style-name="Index_20_Link">Die Funktionen<text:tab/>2</text:a></text:p>
          <text:p text:style-name="P3"><text:a xlink:type="simple" xlink:href="#__RefHeading___Toc741_772423547" text:style-name="Index_20_Link" text:visited-style-name="Index_20_Link">Die Priorität<text:tab/>2</text:a></text:p>
          <text:p text:style-name="P3"><text:a xlink:type="simple" xlink:href="#__RefHeading___Toc745_772423547" text:style-name="Index_20_Link" text:visited-style-name="Index_20_Link">Die Installation<text:tab/>2</text:a></text:p>
          <text:p text:style-name="P2"><text:a xlink:type="simple" xlink:href="#__RefHeading___Toc747_772423547" text:style-name="Index_20_Link" text:visited-style-name="Index_20_Link">Beispiel: Single Stop<text:tab/>3</text:a></text:p>
        </text:index-body>
      </text:table-of-content>
      <text:p text:style-name="P4"/>
      <text:p text:style-name="P4"/>
      <text:h text:style-name="P19" text:outline-level="1"><text:bookmark-start text:name="__RefHeading___Toc233_1919553838"/>Verwendung<text:bookmark-end text:name="__RefHeading___Toc233_1919553838"/></text:h>
      <text:p text:style-name="P9">Das Gebäudemenü wurde erweitert. Es können nun 6 weitere Buttons platziert werden. Diese Buttons können <text:span text:style-name="T8">Kosten anzeigen.</text:span></text:p>
      <text:p text:style-name="P16">Du kannst Buttons nur im lokalen Skript erstellen!</text:p>
      <text:h text:style-name="P20" text:outline-level="3"><text:bookmark-start text:name="__RefHeading___Toc743_772423547"/>Die Funktionen<text:bookmark-end text:name="__RefHeading___Toc743_772423547"/></text:h>
      <text:p text:style-name="P10">Du kannst Buttons mit den entsprechenden Funktionen anlegen.</text:p>
      <text:h text:style-name="P23" text:outline-level="4">Allgemeine Buttons</text:h>
      <text:p text:style-name="P5">API.AddBuildingButton</text:p>
      <text:p text:style-name="P5">API.AddBuildingButtonAtPosition</text:p>
      <text:h text:style-name="P23" text:outline-level="4">Typgebundene Buttons</text:h>
      <text:p text:style-name="P5">API.AddBuildingButtonByType</text:p>
      <text:p text:style-name="P5">API.AddBuildingButtonByTypeAtPosition</text:p>
      <text:h text:style-name="P23" text:outline-level="4">Namensgebundene Buttons</text:h>
      <text:p text:style-name="P5">API.AddBuildingButtonByEntity</text:p>
      <text:p text:style-name="P6">API.AddBuildingButtonByEntityAtPosition</text:p>
      <text:h text:style-name="P21" text:outline-level="3"><text:bookmark-start text:name="__RefHeading___Toc741_772423547"/>Die Priorität<text:bookmark-end text:name="__RefHeading___Toc741_772423547"/></text:h>
      <text:p text:style-name="P9">Gebäudeschalter <text:span text:style-name="T8">werden</text:span> an eine vorgegebene Position angebracht oder frei platziert.</text:p>
      <text:p text:style-name="Standard">Es gibt 3 Ebenen der Priorität.</text:p>
      <text:p text:style-name="P15">Buttons werden entsprechen der Priorität bis maximal 6 Stück eingeblendet.</text:p>
      <text:p text:style-name="P13">Es gibt allgemeine Buttons, <text:span text:style-name="T4">typgebundene</text:span> Buttons und <text:span text:style-name="T4">namensgebundene</text:span> Buttons.</text:p>
      <text:list text:style-name="L1">
        <text:list-item>
          <text:p text:style-name="P25">Allgemeine Buttons haben die niedrigste Priorität.</text:p>
        </text:list-item>
        <text:list-item>
          <text:p text:style-name="P25"><text:span text:style-name="T4">Typgebundene</text:span> Buttons <text:span text:style-name="T10">kommen vor </text:span>allgemeine<text:span text:style-name="T9">n</text:span> Buttons.</text:p>
        </text:list-item>
        <text:list-item>
          <text:p text:style-name="P27"><text:span text:style-name="T4">Namensgebundene Buttons</text:span><text:span text:style-name="T11"> </text:span><text:span text:style-name="T10">kommen vor</text:span><text:span text:style-name="T9"> alle</text:span><text:span text:style-name="T10">n</text:span><text:span text:style-name="T11"> anderen Arten.</text:span></text:p>
        </text:list-item>
      </text:list>
      <text:h text:style-name="P22" text:outline-level="3"><text:bookmark-start text:name="__RefHeading___Toc745_772423547"/>Die Installation<text:bookmark-end text:name="__RefHeading___Toc745_772423547"/></text:h>
      <text:p text:style-name="P11">Buttons werden durch den Aufruf der entsprechenden Funktion angelegt.</text:p>
      <text:p text:style-name="P12"><draw:frame text:anchor-type="paragraph" draw:z-index="3" draw:name="Form1_3" draw:style-name="gr1" draw:text-style-name="P29" svg:width="16.908cm" svg:height="1.828cm" svg:x="0.034cm" svg:y="-0.058cm"><draw:text-box><text:p><text:span text:style-name="T12">API.AddBuildingButton(</text:span></text:p><text:p><text:span text:style-name="T12"><text:s text:c="4"/></text:span><text:span text:style-name="T12">ButtonActionFunction,</text:span></text:p><text:p><text:span text:style-name="T12"><text:s text:c="4"/></text:span><text:span text:style-name="T12">ButtonTooltipFunction,</text:span></text:p><text:p><text:span text:style-name="T12"><text:s text:c="4"/></text:span><text:span text:style-name="T12">ButtonUpdateFunction</text:span></text:p><text:p><text:span text:style-name="T12">);</text:span></text:p></draw:text-box></draw:frame>Ein Button benötigt immer 3 Funktionen.</text:p>
      <text:list text:style-name="L2">
        <text:list-item>
          <text:p text:style-name="P26">Eine Funktion, die beim Klick ausgelöst wird.</text:p>
        </text:list-item>
        <text:list-item>
          <text:p text:style-name="P26">Eine Funktion, die <text:span text:style-name="T4">den angezeigten Text</text:span> des Tooltip steuert.</text:p>
        </text:list-item>
        <text:list-item>
          <text:p text:style-name="P28">Eine Funktion, die Sichtbarkeit und Icon des Button steuert.</text:p>
        </text:list-item>
      </text:list>
      <text:p text:style-name="Standard">Jede dieser Funktionen erhält <text:span text:style-name="T4">2 </text:span>Parameter.</text:p>
      <text:p text:style-name="Standard"><text:span text:style-name="T4">Die</text:span> Widget-ID <text:span text:style-name="T4">identifiziert den Button.</text:span></text:p>
      <text:p text:style-name="P14"><text:soft-page-break/>Die Entity-ID identifiziert das Gebäude.</text:p>
      <text:h text:style-name="Heading_20_1" text:outline-level="1"><text:bookmark-start text:name="__RefHeading___Toc747_772423547"/>Beispiel: Single Stop<text:bookmark-end text:name="__RefHeading___Toc747_772423547"/></text:h>
      <text:p text:style-name="P7">Das individuelle Stoppen von Gebäuden ist ein beliebtes Feature. Ein Rohstoffgebäude oder ein Stadtgebäude <text:span text:style-name="T5">kann</text:span> einzeln angehalten werden. Dieses Beispiel behandelt die Implementation. <text:span text:style-name="T6">Die Funktionen werden wie </text:span><text:span text:style-name="T7">zuvor </text:span><text:span text:style-name="T6">beschrieben </text:span><text:span text:style-name="T7">verwendet</text:span><text:span text:style-name="T6">.</text:span></text:p>
      <text:h text:style-name="P24" text:outline-level="4">Action-Funktion</text:h>
      <text:p text:style-name="P7">Dies ist die Funktion, die beim Klick auf den Button ausgeführt wird.</text:p>
      <text:h text:style-name="P24" text:outline-level="4"><draw:frame text:anchor-type="paragraph" draw:z-index="0" draw:name="Form1_1" draw:style-name="gr4" draw:text-style-name="P29" svg:width="16.908cm" svg:height="2.181cm" svg:x="0.034cm" svg:y="-0.243cm"><draw:text-box><text:p><text:span text:style-name="T13">function</text:span><text:span text:style-name="T12"> </text:span><text:span text:style-name="T14">BuildingSingleStop_Action</text:span><text:span text:style-name="T12">(_WidgetID, _EntityID)</text:span></text:p><text:p><text:span text:style-name="T12"><text:s text:c="4"/></text:span><text:span text:style-name="T15">-- Den Gestoppt-Status abfragen</text:span></text:p><text:p><text:span text:style-name="T12"><text:s text:c="4"/></text:span><text:span text:style-name="T13">local</text:span><text:span text:style-name="T12"> IsStopped </text:span><text:span text:style-name="T16">=</text:span><text:span text:style-name="T12"> Logic.IsBuildingStopped(_EntityID);</text:span></text:p><text:p><text:span text:style-name="T12"><text:s text:c="4"/></text:span><text:span text:style-name="T15">-- Den Gestoppt-Status ins Gegenteil umkehren</text:span></text:p><text:p><text:span text:style-name="T12"><text:s text:c="4"/></text:span><text:span text:style-name="T12">GUI.SetStoppedState(_EntityID, </text:span><text:span text:style-name="T17">not</text:span><text:span text:style-name="T12"> IsStopped);</text:span></text:p><text:p><text:span text:style-name="T13">end</text:span></text:p></draw:text-box></draw:frame>Tooltip-Funktion</text:h>
      <text:p text:style-name="P8">Dies ist die Funktion, die den <text:span text:style-name="T3">Tooltip</text:span> Text anzeigt.</text:p>
      <text:h text:style-name="P24" text:outline-level="4"><draw:frame text:anchor-type="paragraph" draw:z-index="1" draw:name="Form1_0" draw:style-name="gr3" draw:text-style-name="P29" svg:width="16.908cm" svg:height="5.76cm" svg:x="0.034cm" svg:y="-0.217cm"><draw:text-box><text:p><text:span text:style-name="T13">function</text:span><text:span text:style-name="T12"> </text:span><text:span text:style-name="T14">BuildingSingleStop_Tooltip</text:span><text:span text:style-name="T12">(WidgetID, EntityID)</text:span></text:p><text:p><text:span text:style-name="T12"><text:s text:c="4"/></text:span><text:span text:style-name="T15">-- Wir zeigen im Regelfall den Text für "Produktion anhalten" an.</text:span></text:p><text:p><text:span text:style-name="T12"><text:s text:c="4"/></text:span><text:span text:style-name="T13">local</text:span><text:span text:style-name="T12"> Title </text:span><text:span text:style-name="T16">=</text:span><text:span text:style-name="T12"> </text:span><text:span text:style-name="T18">"Produktion anhalten"</text:span><text:span text:style-name="T12">;</text:span></text:p><text:p><text:span text:style-name="T12"><text:s text:c="4"/></text:span><text:span text:style-name="T13">local</text:span><text:span text:style-name="T12"> Text <text:s/></text:span><text:span text:style-name="T16">=</text:span><text:span text:style-name="T12"> </text:span><text:span text:style-name="T18">"- Gebäude produziert keine Waren {cr}- Siedler "</text:span><text:span text:style-name="T16">..</text:span></text:p><text:p><text:span text:style-name="T12"><text:s text:c="18"/></text:span><text:span text:style-name="T18">" verbrauchen keine Güter {cr}- Bedürfnisse müssen "</text:span><text:span text:style-name="T16">..</text:span></text:p><text:p><text:span text:style-name="T12"><text:s text:c="18"/></text:span><text:span text:style-name="T18">" nicht erfüllt werden"</text:span><text:span text:style-name="T12">;</text:span></text:p><text:p><text:span text:style-name="T12"><text:s text:c="4"/></text:span><text:span text:style-name="T15">-- Wenn das Gebäude gestoppt ist, wollen wir den Text für "Produktion</text:span></text:p><text:p><text:span text:style-name="T12"><text:s text:c="4"/></text:span><text:span text:style-name="T15">-- fortführen" anzeigen.</text:span></text:p><text:p><text:span text:style-name="T12"><text:s text:c="4"/></text:span><text:span text:style-name="T13">if</text:span><text:span text:style-name="T12"> Logic.IsBuildingStopped(_EntityID) </text:span><text:span text:style-name="T13">then</text:span></text:p><text:p><text:span text:style-name="T12"><text:s text:c="8"/></text:span><text:span text:style-name="T12">Title </text:span><text:span text:style-name="T16">=</text:span><text:span text:style-name="T12"> </text:span><text:span text:style-name="T18">"Produktion fortführen"</text:span><text:span text:style-name="T12">;</text:span></text:p><text:p><text:span text:style-name="T12"><text:s text:c="8"/></text:span><text:span text:style-name="T12">Text <text:s/></text:span><text:span text:style-name="T16">=</text:span><text:span text:style-name="T12"> </text:span><text:span text:style-name="T18">"- Gebäude produziert Waren {cr}- Siedler verbrauchen"</text:span><text:span text:style-name="T16">..</text:span></text:p><text:p><text:span text:style-name="T12"><text:s text:c="16"/></text:span><text:span text:style-name="T18">" Güter {cr}- Bedürfnisse müssen erfüllt werden"</text:span><text:span text:style-name="T12">;</text:span></text:p><text:p><text:span text:style-name="T12"><text:s text:c="4"/></text:span><text:span text:style-name="T13">end</text:span></text:p><text:p><text:span text:style-name="T12"><text:s text:c="4"/></text:span><text:span text:style-name="T15">-- Texte an die Tooltip-Funktion übergeben</text:span></text:p><text:p><text:span text:style-name="T12"><text:s text:c="4"/></text:span><text:span text:style-name="T12">API.SetTooltipCosts(Title, Text);</text:span></text:p><text:p><text:span text:style-name="T13">end</text:span></text:p></draw:text-box></draw:frame>Update-Funktion</text:h>
      <text:p text:style-name="P8"><draw:frame text:anchor-type="paragraph" draw:z-index="2" draw:name="Form1_2" draw:style-name="gr2" draw:text-style-name="P29" svg:width="16.908cm" svg:height="8.279cm" svg:x="0.034cm" svg:y="0.534cm"><draw:text-box><text:p><text:span text:style-name="T13">function</text:span><text:span text:style-name="T12"> </text:span><text:span text:style-name="T14">BuildingSingleStop_Update</text:span><text:span text:style-name="T12">(_WidgetID, _EntityID)</text:span></text:p><text:p><text:span text:style-name="T12"><text:s text:c="4"/></text:span><text:span text:style-name="T15">-- Unter diesen Umständen darf der Button nicht zu sehen sein</text:span></text:p><text:p><text:span text:style-name="T12"><text:s text:c="4"/></text:span><text:span text:style-name="T13">if</text:span><text:span text:style-name="T12"> (Logic.IsEntityInCategory(_EntityID, EntityCategories.OuterRimBuilding) </text:span><text:span text:style-name="T16">==</text:span><text:span text:style-name="T12"> </text:span><text:span text:style-name="T16">0</text:span></text:p><text:p><text:span text:style-name="T12"><text:s text:c="8"/></text:span><text:span text:style-name="T17">and</text:span><text:span text:style-name="T12"> Logic.IsEntityInCategory(_EntityID, EntityCategories.CityBuilding) </text:span><text:span text:style-name="T16">==</text:span><text:span text:style-name="T12"> </text:span><text:span text:style-name="T16">0</text:span><text:span text:style-name="T12">)</text:span></text:p><text:p><text:span text:style-name="T12"><text:s text:c="4"/></text:span><text:span text:style-name="T17">or</text:span><text:span text:style-name="T12"> Logic.IsConstructionComplete(_EntityID) </text:span><text:span text:style-name="T16">==</text:span><text:span text:style-name="T12"> </text:span><text:span text:style-name="T16">0</text:span><text:span text:style-name="T12"> </text:span><text:span text:style-name="T13">then</text:span></text:p><text:p><text:span text:style-name="T12"><text:s text:c="8"/></text:span><text:span text:style-name="T12">XGUIEng.ShowWidget(_WidgetID, </text:span><text:span text:style-name="T16">0</text:span><text:span text:style-name="T12">);</text:span></text:p><text:p><text:span text:style-name="T12"><text:s text:c="4"/></text:span><text:span text:style-name="T13">else</text:span></text:p><text:p><text:span text:style-name="T12"><text:s text:c="8"/></text:span><text:span text:style-name="T12">XGUIEng.ShowWidget(_WidgetID, </text:span><text:span text:style-name="T16">1</text:span><text:span text:style-name="T12">);</text:span></text:p><text:p><text:span text:style-name="T12"><text:s text:c="4"/></text:span><text:span text:style-name="T13">end</text:span></text:p><text:p><text:span text:style-name="T12"><text:s text:c="4"/></text:span><text:span text:style-name="T15">-- Unter diesen Umständen darf der Button nicht klickbar sein</text:span></text:p><text:p><text:span text:style-name="T12"><text:s text:c="4"/></text:span><text:span text:style-name="T13">if</text:span><text:span text:style-name="T12"> Logic.IsBuildingBeingUpgraded(_EntityID)</text:span></text:p><text:p><text:span text:style-name="T12"><text:s text:c="4"/></text:span><text:span text:style-name="T17">or</text:span><text:span text:style-name="T12"> Logic.IsBuildingBeingKnockedDown(_EntityID)</text:span></text:p><text:p><text:span text:style-name="T12"><text:s text:c="4"/></text:span><text:span text:style-name="T17">or</text:span><text:span text:style-name="T12"> Logic.IsBurning(_EntityID) </text:span><text:span text:style-name="T13">then</text:span></text:p><text:p><text:span text:style-name="T12"><text:s text:c="8"/></text:span><text:span text:style-name="T12">XGUIEng.DisableButton(_WidgetID, </text:span><text:span text:style-name="T16">1</text:span><text:span text:style-name="T12">);</text:span></text:p><text:p><text:span text:style-name="T12"><text:s text:c="4"/></text:span><text:span text:style-name="T13">else</text:span></text:p><text:p><text:span text:style-name="T12"><text:s text:c="8"/></text:span><text:span text:style-name="T12">XGUIEng.DisableButton(_WidgetID, </text:span><text:span text:style-name="T16">0</text:span><text:span text:style-name="T12">);</text:span></text:p><text:p><text:span text:style-name="T12"><text:s text:c="4"/></text:span><text:span text:style-name="T13">end</text:span></text:p><text:p><text:span text:style-name="T12"><text:s text:c="4"/></text:span><text:span text:style-name="T15">-- Icon setzen</text:span></text:p><text:p><text:span text:style-name="T12"><text:s text:c="4"/></text:span><text:span text:style-name="T12">SetIcon(_WidgetID, {</text:span><text:span text:style-name="T16">4</text:span><text:span text:style-name="T12">, </text:span><text:span text:style-name="T16">13</text:span><text:span text:style-name="T12">});</text:span></text:p><text:p><text:span text:style-name="T12"><text:s text:c="4"/></text:span><text:span text:style-name="T13">if</text:span><text:span text:style-name="T12"> Logic.IsBuildingStopped(_EntityID) </text:span><text:span text:style-name="T13">then</text:span></text:p><text:p><text:span text:style-name="T12"><text:s text:c="8"/></text:span><text:span text:style-name="T12">SetIcon(_WidgetID, {</text:span><text:span text:style-name="T16">4</text:span><text:span text:style-name="T12">, </text:span><text:span text:style-name="T16">12</text:span><text:span text:style-name="T12">});</text:span></text:p><text:p><text:span text:style-name="T12"><text:s text:c="4"/></text:span><text:span text:style-name="T13">end</text:span></text:p><text:p><text:span text:style-name="T13">end</text:span></text:p></draw:text-box></draw:frame>Dies ist die Funktion, die den Button steuer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3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Liberation Serif2" fo:font-family="'Liberation Serif'" style:font-style-name="Fet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Fett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MT1" style:family="text">
      <style:text-properties officeooo:rsid="005597db"/>
    </style:style>
    <style:style style:name="MT2" style:family="text">
      <style:text-properties officeooo:rsid="003bf3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Zusätzliche </text:span><text:span text:style-name="MT2">Gebäudeschalter</text:span>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1:00:07.597000000</meta:creation-date>
    <dc:date>2022-12-19T19:14:49.416000000</dc:date>
    <meta:editing-duration>PT5H48M4S</meta:editing-duration>
    <meta:editing-cycles>60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46" meta:word-count="252" meta:character-count="1943" meta:non-whitespace-character-count="1742"/>
  </office:meta>
</office:document-meta>
</file>